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Heading_20_3"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06.2020 16:33:12&#13;&#13;__ Compilation of the extension &quot;For all users&quot; __&#13;&#13;&#13;Extension package created : yw-cnv-Ls-0.99.0.oxt&#13;Update file created : yw-cnv-Ls.update.xml&#13;&#13;16.06.2020 16:33: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518577652012959497"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933688822859887580" text:style-name="L2">
        <text:list-item>
          <text:p text:style-name="P52">Version 2.1.2 :</text:p>
        </text:list-item>
      </text:list>
      <text:list xml:id="list1450697081900430739" text:style-name="L3">
        <text:list-item>
          <text:list>
            <text:list-item>
              <text:p text:style-name="P53">Localized help : resolved non-functional hyperlink due to API incompatibility introduced by Apache OpenOffice 4.1 (and LibreOffice 4.0).</text:p>
            </text:list-item>
          </text:list>
        </text:list-item>
      </text:list>
      <text:list xml:id="list36542544" text:continue-list="list5933688822859887580" text:style-name="L2">
        <text:list-item>
          <text:p text:style-name="P52">Version 2.1.1 :</text:p>
        </text:list-item>
      </text:list>
      <text:list xml:id="list1650077323728512930"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36534565" text:continue-list="list36542544" text:style-name="L2">
        <text:list-item>
          <text:p text:style-name="P52">Version 2.1.0 :</text:p>
        </text:list-item>
      </text:list>
      <text:list xml:id="list8792349330091984905"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36558823" text:continue-list="list36534565" text:style-name="L2">
        <text:list-item>
          <text:p text:style-name="P52">Version 2.0.0 :</text:p>
        </text:list-item>
      </text:list>
      <text:list xml:id="list5762980978040775313"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36546638" text:continue-list="list36558823" text:style-name="L2">
        <text:list-item>
          <text:p text:style-name="P52">Version 1.5.3 :</text:p>
        </text:list-item>
      </text:list>
      <text:list xml:id="list5124708243194435317"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103176543264789145"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359251001032304205"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41760544221082483"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900828135994260209"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30528184017110431"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18081117170438440"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3899240615354480314"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10628861878676206"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75034707575598511"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420865215484897611" text:style-name="L17">
        <text:list-item>
          <text:p text:style-name="P67">Arg1 : <text:span text:style-name="InstructionMacro">String</text:span> : mandatory, type of control used for the button</text:p>
        </text:list-item>
      </text:list>
      <text:list xml:id="list5488550803828264375"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57691811349711353"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36455594372435954"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15525314232559684"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260791962616349679"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58841986515989410"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75914940446930373"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88685473042602726"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74292704248142196"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365997041718698052"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437387583966825981"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43768525300458836"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479188967605984503"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74115209310038489"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5232871888025658"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443406074563269836"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81124100345714785"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8972046786907385435"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6498704424352252577"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44521329419033212" text:style-name="L37">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130113186094410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4476472987559206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0560702442616106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6087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008762767642122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37754106818620645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3907932856331779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7</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9</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9</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0</dc:date>
     <text:p>internal</text:p>
     <text:p>Page2</text:p>
     <text:p/>
    </office:annotation>Paragraph styles</text:p>
      <text:p text:style-name="P28"><office:annotation>
     <dc:creator>BM</dc:creator>
     <dc:date>2008-03-13T00:00:00.70</dc:date>
     <text:p>internal</text:p>
     <text:p>Page7</text:p>
     <text:p/>
    </office:annotation>Hyperlinks</text:p>
      <text:p text:style-name="hlp_5f_paragraph"><text:span text:style-name="T15"><office:annotation>
      <dc:creator>BM</dc:creator>
      <dc:date>2008-03-13T00:00:00.70</dc:date>
      <text:p>internal</text:p>
      <text:p>Page3</text:p>
      <text:p/>
     </office:annotation></text:span><text:span text:style-name="T15">Text formatting</text:span></text:p>
      <text:p text:style-name="P28"><office:annotation>
     <dc:creator>BM</dc:creator>
     <dc:date>2008-03-26T00:00:00.7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0</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1</dc:date>
     <text:p>external</text:p>
     <text:p>text/swriter/main0210.xhp</text:p>
     <text:p/>
    </office:annotation><text:span text:style-name="T15">Preview topic</text:span> </text:p>
      <text:p text:style-name="hlp_5f_paragraph">This hyperlink displays <text:s/><office:annotation>
     <dc:creator>BM</dc:creator>
     <dc:date>2008-03-15T00:00:00.71</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49496" text:continue-list="list171301131860944109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48427" text:continue-list="list3656087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1</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72</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72</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6563961" text:continue-list="list3654949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2" meta:word-count="13365" meta:character-count="8279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Calc")
		 	    setTitle("Export to yWriter", "en")
		        setTitle("Nach yWriter exportieren", "de")
            endTitles
            setURL("Python", "yw-cnv/saveyw.py", "export_yw")

		endCommand

        addSeparator
        		
	    beginMenu
	      beginTitles("Writer, Calc")
		    setTitle("Special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